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" manifest:full-path="VersionList.xml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styles.xml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settings.xml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7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a7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7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style:vertical-align="middle" fo:padding="0.097cm" fo:border="0.002cm solid #000000"/>
    </style:style>
    <style:style style:name="Tabella9" style:family="table">
      <style:table-properties style:width="16.949cm" table:align="left"/>
    </style:style>
    <style:style style:name="Tabella9.A" style:family="table-column">
      <style:table-column-properties style:column-width="5.159cm"/>
    </style:style>
    <style:style style:name="Tabella9.B" style:family="table-column">
      <style:table-column-properties style:column-width="4.385cm"/>
    </style:style>
    <style:style style:name="Tabella9.C" style:family="table-column">
      <style:table-column-properties style:column-width="4.389cm"/>
    </style:style>
    <style:style style:name="Tabella9.D" style:family="table-column">
      <style:table-column-properties style:column-width="3.016cm"/>
    </style:style>
    <style:style style:name="Tabella9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ella9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9.D1" style:family="table-cell">
      <style:table-cell-properties style:vertical-align="middle" fo:padding="0.097cm" fo:border-left="0.035cm solid #000000" fo:border-right="0.002cm solid #000000" fo:border-top="0.002cm solid #000000" fo:border-bottom="none"/>
    </style:style>
    <style:style style:name="Tabella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9.D2" style:family="table-cell">
      <style:table-cell-properties style:vertical-align="middle" fo:padding="0.097cm" fo:border-left="0.035cm solid #000000" fo:border-right="0.002cm solid #000000" fo:border-top="none" fo:border-bottom="0.002cm solid #000000"/>
    </style:style>
    <style:style style:name="Tabella10" style:family="table">
      <style:table-properties style:width="13.959cm" table:align="left"/>
    </style:style>
    <style:style style:name="Tabella10.A" style:family="table-column">
      <style:table-column-properties style:column-width="5.166cm"/>
    </style:style>
    <style:style style:name="Tabella10.B" style:family="table-column">
      <style:table-column-properties style:column-width="4.466cm"/>
    </style:style>
    <style:style style:name="Tabella10.C" style:family="table-column">
      <style:table-column-properties style:column-width="4.327cm"/>
    </style:style>
    <style:style style:name="Tabella1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ella10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0.C1" style:family="table-cell">
      <style:table-cell-properties style:vertical-align="middle" fo:padding="0.097cm" fo:border="0.002cm solid #000000"/>
    </style:style>
    <style:style style:name="Tabell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0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7cm" table:align="left"/>
    </style:style>
    <style:style style:name="Tabella11.A" style:family="table-column">
      <style:table-column-properties style:column-width="5.188cm"/>
    </style:style>
    <style:style style:name="Tabella11.B" style:family="table-column">
      <style:table-column-properties style:column-width="3.937cm"/>
    </style:style>
    <style:style style:name="Tabella11.D" style:family="table-column">
      <style:table-column-properties style:column-width="3.939cm"/>
    </style:style>
    <style:style style:name="Tabel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1.D1" style:family="table-cell">
      <style:table-cell-properties style:vertical-align="middle" fo:padding="0.097cm" fo:border="0.002cm solid #000000"/>
    </style:style>
    <style:style style:name="Tabella12" style:family="table">
      <style:table-properties style:width="13.959cm" table:align="left"/>
    </style:style>
    <style:style style:name="Tabella12.A" style:family="table-column">
      <style:table-column-properties style:column-width="5.166cm"/>
    </style:style>
    <style:style style:name="Tabella12.B" style:family="table-column">
      <style:table-column-properties style:column-width="4.466cm"/>
    </style:style>
    <style:style style:name="Tabella12.C" style:family="table-column">
      <style:table-column-properties style:column-width="4.327cm"/>
    </style:style>
    <style:style style:name="Tabel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2.C1" style:family="table-cell">
      <style:table-cell-properties style:vertical-align="middle"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4.249cm" style:rel-column-width="16383*"/>
    </style:style>
    <style:style style:name="Tabella13.D" style:family="table-column">
      <style:table-column-properties style:column-width="4.251cm" style:rel-column-width="16386*"/>
    </style:style>
    <style:style style:name="Tabella13.A1" style:family="table-cell">
      <style:table-cell-properties style:vertical-align="middle" fo:background-color="transparent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la13.D1" style:family="table-cell">
      <style:table-cell-properties style:vertical-align="middle" fo:background-color="transparent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la13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3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16.997cm" fo:margin-left="0cm" fo:margin-right="0.004cm" table:align="margins"/>
    </style:style>
    <style:style style:name="Tabella4.A" style:family="table-column">
      <style:table-column-properties style:column-width="4.251cm" style:rel-column-width="16393*"/>
    </style:style>
    <style:style style:name="Tabella4.D" style:family="table-column">
      <style:table-column-properties style:column-width="4.242cm" style:rel-column-width="16356*"/>
    </style:style>
    <style:style style:name="Tabella4.A1" style:family="table-cell">
      <style:table-cell-properties fo:padding="0.097cm" fo:border-left="0.002cm solid #000000" fo:border-right="0.035cm solid #000000" fo:border-top="0.002cm solid #000000" fo:border-bottom="0.035cm solid #000000"/>
    </style:style>
    <style:style style:name="Tabella4.B1" style:family="table-cell">
      <style:table-cell-properties fo:padding="0.097cm" fo:border-left="0.002cm solid #000000" fo:border-right="none" fo:border-top="0.002cm solid #000000" fo:border-bottom="0.035cm solid #000000"/>
    </style:style>
    <style:style style:name="Tabella4.D1" style:family="table-cell">
      <style:table-cell-properties fo:padding="0.097cm" fo:border-left="0.002cm solid #000000" fo:border-right="0.002cm solid #000000" fo:border-top="0.002cm solid #000000" fo:border-bottom="0.035cm solid #000000"/>
    </style:style>
    <style:style style:name="Tabella4.A2" style:family="table-cell">
      <style:table-cell-properties fo:padding="0.097cm" fo:border-left="0.002cm solid #000000" fo:border-right="0.035cm solid #000000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7cm" fo:margin-left="0cm" fo:margin-right="0.004cm" table:align="margins"/>
    </style:style>
    <style:style style:name="Tabella6.A" style:family="table-column">
      <style:table-column-properties style:column-width="4.251cm" style:rel-column-width="16393*"/>
    </style:style>
    <style:style style:name="Tabella6.D" style:family="table-column">
      <style:table-column-properties style:column-width="4.242cm" style:rel-column-width="16356*"/>
    </style:style>
    <style:style style:name="Tabella6.A1" style:family="table-cell">
      <style:table-cell-properties fo:padding="0.097cm" fo:border-left="0.002cm solid #000000" fo:border-right="0.035cm solid #000000" fo:border-top="0.002cm solid #000000" fo:border-bottom="0.035cm solid #000000"/>
    </style:style>
    <style:style style:name="Tabella6.B1" style:family="table-cell">
      <style:table-cell-properties fo:padding="0.097cm" fo:border-left="0.002cm solid #000000" fo:border-right="none" fo:border-top="0.002cm solid #000000" fo:border-bottom="0.035cm solid #000000"/>
    </style:style>
    <style:style style:name="Tabella6.D1" style:family="table-cell">
      <style:table-cell-properties fo:padding="0.097cm" fo:border-left="0.002cm solid #000000" fo:border-right="0.002cm solid #000000" fo:border-top="0.002cm solid #000000" fo:border-bottom="0.035cm solid #000000"/>
    </style:style>
    <style:style style:name="Tabella6.A2" style:family="table-cell">
      <style:table-cell-properties fo:padding="0.097cm" fo:border-left="0.002cm solid #000000" fo:border-right="0.035cm solid #000000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16.997cm" fo:margin-left="0cm" fo:margin-right="0.004cm" table:align="margins"/>
    </style:style>
    <style:style style:name="Tabella14.A" style:family="table-column">
      <style:table-column-properties style:column-width="4.251cm" style:rel-column-width="16393*"/>
    </style:style>
    <style:style style:name="Tabella14.D" style:family="table-column">
      <style:table-column-properties style:column-width="4.242cm" style:rel-column-width="16356*"/>
    </style:style>
    <style:style style:name="Tabella14.A1" style:family="table-cell">
      <style:table-cell-properties fo:padding="0.097cm" fo:border-left="0.002cm solid #000000" fo:border-right="0.035cm solid #000000" fo:border-top="0.002cm solid #000000" fo:border-bottom="0.002cm solid #000000"/>
    </style:style>
    <style:style style:name="Tabella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D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0.035cm solid #000000" fo:border-top="none" fo:border-bottom="0.002cm solid #000000"/>
    </style:style>
    <style:style style:name="Tabella14.B2" style:family="table-cell">
      <style:table-cell-properties fo:padding="0.097cm" fo:border-left="0.002cm solid #000000" fo:border-right="none" fo:border-top="none" fo:border-bottom="0.002cm solid #000000"/>
    </style:style>
    <style:style style:name="Tabel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3.332cm" style:rel-column-width="12845*"/>
    </style:style>
    <style:style style:name="Tabella15.B" style:family="table-column">
      <style:table-column-properties style:column-width="10.62cm" style:rel-column-width="40938*"/>
    </style:style>
    <style:style style:name="Tabella15.C" style:family="table-column">
      <style:table-column-properties style:column-width="3.048cm" style:rel-column-width="11752*"/>
    </style:style>
    <style:style style:name="Tabella15.A1" style:family="table-cell">
      <style:table-cell-properties style:vertical-align="middle" fo:background-color="transparent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la15.C1" style:family="table-cell">
      <style:table-cell-properties style:vertical-align="middle" fo:background-color="transparent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la15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5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715cm" style:rel-column-width="10466*"/>
    </style:style>
    <style:style style:name="Tabella5.B" style:family="table-column">
      <style:table-column-properties style:column-width="11.118cm" style:rel-column-width="42860*"/>
    </style:style>
    <style:style style:name="Tabella5.C" style:family="table-column">
      <style:table-column-properties style:column-width="3.168cm" style:rel-column-width="12209*"/>
    </style:style>
    <style:style style:name="Tabella5.A1" style:family="table-cell">
      <style:table-cell-properties fo:padding="0.097cm" fo:border-left="0.002cm solid #000000" fo:border-right="none" fo:border-top="0.002cm solid #000000" fo:border-bottom="0.035cm solid #000000"/>
    </style:style>
    <style:style style:name="Tabella5.C1" style:family="table-cell">
      <style:table-cell-properties fo:padding="0.097cm" fo:border-left="0.002cm solid #000000" fo:border-right="0.002cm solid #000000" fo:border-top="0.002cm solid #000000" fo:border-bottom="0.035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yfede-Corpo_20_del_20_Testo">
      <style:text-properties fo:font-weight="bold" style:font-weight-asian="bold" style:font-weight-complex="bold"/>
    </style:style>
    <style:style style:name="P2" style:family="paragraph" style:parent-style-name="yfede-Corpo_20_del_20_Testo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yfede-Corpo_20_del_20_Testo">
      <style:paragraph-properties fo:text-align="center" style:justify-single-word="false"/>
    </style:style>
    <style:style style:name="P4" style:family="paragraph" style:parent-style-name="yfede-Corpo_20_del_20_Testo">
      <style:paragraph-properties fo:text-align="start" style:justify-single-word="false"/>
    </style:style>
    <style:style style:name="P5" style:family="paragraph" style:parent-style-name="yfede-Corpo_20_del_20_Testo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yfede-Corpo_20_del_20_Testo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yfede-Corpo_20_del_20_Testo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yfede-Corpo_20_del_20_Testo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yfede-Corpo_20_del_20_Testo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10" style:family="paragraph" style:parent-style-name="yfede-Corpo_20_del_20_Testo">
      <style:text-properties fo:font-style="normal" style:font-style-asian="normal" style:font-style-complex="normal"/>
    </style:style>
    <style:style style:name="P11" style:family="paragraph" style:parent-style-name="yfede-Corpo_20_del_20_Testo">
      <style:paragraph-properties fo:text-align="start" style:justify-single-word="false"/>
      <style:text-properties fo:font-style="normal" style:font-style-asian="normal" style:font-style-complex="normal"/>
    </style:style>
    <style:style style:name="P12" style:family="paragraph" style:parent-style-name="yfede-Corpo_20_del_20_Testo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yfede-Corpo_20_del_20_Testo">
      <style:paragraph-properties fo:text-align="center" style:justify-single-word="false"/>
      <style:text-properties style:text-position="0% 100%" fo:font-weight="bold" style:font-weight-asian="bold" style:font-weight-complex="bold"/>
    </style:style>
    <style:style style:name="P14" style:family="paragraph" style:parent-style-name="yfede-Corpo_20_del_20_Testo">
      <style:paragraph-properties fo:text-align="center" style:justify-single-word="false"/>
      <style:text-properties style:text-position="0% 100%" fo:font-style="italic" style:text-underline-style="none" style:font-style-asian="italic" style:font-style-complex="italic"/>
    </style:style>
    <style:style style:name="P15" style:family="paragraph" style:parent-style-name="yfede-Corpo_20_del_20_Testo">
      <style:paragraph-properties fo:text-align="center" style:justify-single-word="false"/>
      <style:text-properties style:text-position="0% 100%" fo:font-style="italic" style:font-style-asian="italic" style:font-style-complex="italic"/>
    </style:style>
    <style:style style:name="P16" style:family="paragraph" style:parent-style-name="yfede-Corpo_20_del_20_Testo">
      <style:paragraph-properties fo:text-align="center" style:justify-single-word="false"/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yfede-Corpo_20_del_20_Testo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yfede-Titolo1.1.1">
      <style:paragraph-properties fo:text-align="center" style:justify-single-word="false"/>
    </style:style>
    <style:style style:name="P21" style:family="paragraph" style:parent-style-name="yfede-Titolo1.1.1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yfede-Titolo1.1.1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yfede-Titolo1.1.1">
      <style:paragraph-properties fo:text-align="center" style:justify-single-word="false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yfede-Titolo1.1.1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yfede-Titolo1.1.1">
      <style:paragraph-properties fo:text-align="center" style:justify-single-word="false"/>
      <style:text-properties style:text-position="0% 100%" fo:font-style="italic" style:font-style-asian="italic" style:font-style-complex="italic"/>
    </style:style>
    <style:style style:name="P26" style:family="paragraph" style:parent-style-name="yfede-Titolo1.1.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italic" style:font-style-asian="italic" style:font-style-complex="italic"/>
    </style:style>
    <style:style style:name="T1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style:font-name-asian="Times New Roman1" style:font-name-complex="Times New Roman1"/>
    </style:style>
    <style:style style:name="T22" style:family="text">
      <style:text-properties style:font-name="DejaVu Sans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yfede-Titolo_20_Documento">Progettazione del Software – Formule</text:p>
      <text:p text:style-name="P1">Modifica di software preesistente: <draw:frame draw:style-name="fr1" draw:name="Oggetto6" text:anchor-type="as-char" svg:width="7.701cm" svg:height="0.529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1">Progetto costituito da più parti: <draw:frame draw:style-name="fr1" draw:name="Oggetto42" text:anchor-type="as-char" svg:width="5.616cm" svg:height="0.631cm" draw:z-index="4"><draw:object xlink:href="./Object 42" xlink:type="simple" xlink:show="embed" xlink:actuate="onLoad"/><draw:image xlink:href="./ObjectReplacements/Object 42" xlink:type="simple" xlink:show="embed" xlink:actuate="onLoad"/></draw:frame></text:p>
      <text:p text:style-name="P1"/>
      <text:p text:style-name="yfede-Titolo1.1">Studio grafico: <text:span text:style-name="T5">Siano</text:span><text:span text:style-name="T5"><draw:frame draw:style-name="fr1" draw:name="Oggetto8" text:anchor-type="as-char" svg:width="2.168cm" svg:height="0.58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5">e</text:span><text:span text:style-name="T5"><draw:frame draw:style-name="fr1" draw:name="Oggetto9" text:anchor-type="as-char" svg:width="1.94cm" svg:height="0.58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5">ordinata ed ascissa del grafico.</text:span></text:p>
      <text:p text:style-name="yfede-Corpo_20_del_20_Testo">Vincoli (per individuare la <text:span text:style-name="T6">planning zone</text:span>)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Table_20_Heading"><draw:frame draw:style-name="fr1" draw:name="Oggetto37" text:anchor-type="as-char" svg:width="4.157cm" svg:height="0.623cm" draw:z-index="7"><draw:object xlink:href="./Object 37" xlink:type="simple" xlink:show="embed" xlink:actuate="onLoad"/><draw:image xlink:href="./ObjectReplacements/Object 37" xlink:type="simple" xlink:show="embed" xlink:actuate="onLoad"/></draw:frame></text:p>
            </table:table-cell>
            <table:table-cell table:style-name="Tabella7.B1" office:value-type="string">
              <text:p text:style-name="Table_20_Heading"><draw:frame draw:style-name="fr1" draw:name="Oggetto39" text:anchor-type="as-char" svg:width="6.585cm" svg:height="1.169cm" draw:z-index="9"><draw:object xlink:href="./Object 39" xlink:type="simple" xlink:show="embed" xlink:actuate="onLoad"/><draw:image xlink:href="./ObjectReplacements/Object 39" xlink:type="simple" xlink:show="embed" xlink:actuate="onLoad"/></draw:frame></text:p>
            </table:table-cell>
          </table:table-row>
        </table:table-header-rows>
        <table:table-row>
          <table:table-cell table:style-name="Tabella7.A2" office:value-type="string">
            <text:p text:style-name="P18"><draw:frame draw:style-name="fr1" draw:name="Oggetto38" text:anchor-type="as-char" svg:width="4.59cm" svg:height="0.623cm" draw:z-index="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a7.B2" office:value-type="string">
            <text:p text:style-name="P18"><draw:frame draw:style-name="fr1" draw:name="Oggetto40" text:anchor-type="as-char" svg:width="7.264cm" svg:height="1.194cm" draw:z-index="1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yfede-Corpo_20_del_20_Testo"/>
      <text:p text:style-name="yfede-Corpo_20_del_20_Testo">Rette a <text:span text:style-name="T7">D</text:span><text:span text:style-name="T11">0</text:span> ed <text:span text:style-name="T7">S/E</text:span> costante (per individuare <text:span text:style-name="T6">possibili punti di lavoro</text:span>):</text:p>
      <table:table table:name="Tabella8" table:style-name="Tabella8">
        <table:table-column table:style-name="Tabella8.A"/>
        <table:table-column table:style-name="Tabella8.B"/>
        <table:table-header-rows>
          <table:table-row>
            <table:table-cell table:style-name="Tabella8.A1" office:value-type="string">
              <text:p text:style-name="P3"><draw:frame draw:style-name="fr1" draw:name="Oggetto20" text:anchor-type="as-char" svg:width="3.076cm" svg:height="1.169cm" draw:z-index="1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  <table:table-cell table:style-name="Tabella8.B1" office:value-type="string">
              <text:p text:style-name="P3"><draw:frame draw:style-name="fr1" draw:name="Oggetto21" text:anchor-type="as-char" svg:width="3.688cm" svg:height="1.272cm" draw:z-index="12"><draw:object xlink:href="./Object 17" xlink:type="simple" xlink:show="embed" xlink:actuate="onLoad"/><draw:image xlink:href="./ObjectReplacements/Object 17" xlink:type="simple" xlink:show="embed" xlink:actuate="onLoad"/></draw:frame></text:p>
            </table:table-cell>
          </table:table-row>
        </table:table-header-rows>
      </table:table>
      <text:p text:style-name="P4"/>
      <text:p text:style-name="yfede-Titolo1.1">Putnam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header-rows>
          <table:table-row>
            <table:table-cell table:style-name="Tabella9.A1" office:value-type="string">
              <text:p text:style-name="P2">Globale (nominale)</text:p>
            </table:table-cell>
            <table:table-cell table:style-name="Tabella9.B1" office:value-type="string">
              <text:p text:style-name="P3"><draw:frame draw:style-name="fr1" draw:name="Oggetto28" text:anchor-type="as-char" svg:width="3.448cm" svg:height="1.027cm" draw:z-index="13"><draw:object xlink:href="./Object 18" xlink:type="simple" xlink:show="embed" xlink:actuate="onLoad"/><draw:image xlink:href="./ObjectReplacements/Object 18" xlink:type="simple" xlink:show="embed" xlink:actuate="onLoad"/></draw:frame></text:p>
            </table:table-cell>
            <table:table-cell table:style-name="Tabella9.B1" office:value-type="string">
              <text:p text:style-name="P3"><draw:frame draw:style-name="fr1" draw:name="Oggetto29" text:anchor-type="as-char" svg:width="3.17cm" svg:height="1.334cm" draw:z-index="14"><draw:object xlink:href="./Object 19" xlink:type="simple" xlink:show="embed" xlink:actuate="onLoad"/><draw:image xlink:href="./ObjectReplacements/Object 19" xlink:type="simple" xlink:show="embed" xlink:actuate="onLoad"/></draw:frame></text:p>
            </table:table-cell>
            <table:table-cell table:style-name="Tabella9.D1" office:value-type="string">
              <text:p text:style-name="P20">Equazione del<text:line-break/>Software</text:p>
            </table:table-cell>
          </table:table-row>
        </table:table-header-rows>
        <table:table-row>
          <table:table-cell table:style-name="Tabella9.A2" office:value-type="string">
            <text:p text:style-name="P5"><text:span text:style-name="T7">t</text:span><text:span text:style-name="T11">d</text:span><text:span text:style-name="T13"> = t</text:span><text:span text:style-name="T11">0</text:span><text:span text:style-name="T7">: </text:span><text:span text:style-name="T16">punto di max per</text:span><text:span text:style-name="T7"> m(t)</text:span></text:p>
          </table:table-cell>
          <table:table-cell table:style-name="Tabella9.A2" office:value-type="string">
            <text:p text:style-name="P18"><draw:frame draw:style-name="fr1" draw:name="Oggetto10" text:anchor-type="as-char" svg:width="3.203cm" svg:height="1.102cm" draw:z-index="1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a9.A2" office:value-type="string">
            <text:p text:style-name="P3"><draw:frame draw:style-name="fr1" draw:name="Oggetto24" text:anchor-type="as-char" svg:width="1.452cm" svg:height="1.122cm" draw:z-index="16"><draw:object xlink:href="./Object 21" xlink:type="simple" xlink:show="embed" xlink:actuate="onLoad"/><draw:image xlink:href="./ObjectReplacements/Object 21" xlink:type="simple" xlink:show="embed" xlink:actuate="onLoad"/></draw:frame><draw:frame draw:style-name="fr1" draw:name="Oggetto25" text:anchor-type="as-char" svg:width="1.579cm" svg:height="1.122cm" draw:z-index="17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a9.D2" office:value-type="string">
            <text:p text:style-name="P3"><draw:frame draw:style-name="fr1" draw:name="Oggetto22" text:anchor-type="as-char" svg:width="2.482cm" svg:height="0.873cm" draw:z-index="18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</table:table>
      <text:p text:style-name="yfede-Titolo1.1.1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2">Sola fase di sviluppo</text:p>
            </table:table-cell>
            <table:table-cell table:style-name="Tabella10.B1" office:value-type="string">
              <text:p text:style-name="P3"><draw:frame draw:style-name="fr1" draw:name="Oggetto30" text:anchor-type="as-char" svg:width="3.833cm" svg:height="1.035cm" draw:z-index="19"><draw:object xlink:href="./Object 25" xlink:type="simple" xlink:show="embed" xlink:actuate="onLoad"/><draw:image xlink:href="./ObjectReplacements/Object 25" xlink:type="simple" xlink:show="embed" xlink:actuate="onLoad"/></draw:frame></text:p>
            </table:table-cell>
            <table:table-cell table:style-name="Tabella10.C1" office:value-type="string">
              <text:p text:style-name="P3"><draw:frame draw:style-name="fr1" draw:name="Oggetto31" text:anchor-type="as-char" svg:width="3.662cm" svg:height="1.334cm" draw:z-index="20"><draw:object xlink:href="./Object 23" xlink:type="simple" xlink:show="embed" xlink:actuate="onLoad"/><draw:image xlink:href="./ObjectReplacements/Object 23" xlink:type="simple" xlink:show="embed" xlink:actuate="onLoad"/></draw:frame></text:p>
            </table:table-cell>
          </table:table-row>
        </table:table-header-rows>
        <table:table-row>
          <table:table-cell table:style-name="Tabella10.A2" office:value-type="string">
            <text:p text:style-name="P3"><text:span text:style-name="T7">t</text:span><text:span text:style-name="T11">0d</text:span><text:span text:style-name="T7">: </text:span><text:span text:style-name="T16">punto di max per</text:span><text:span text:style-name="T7"> m</text:span><text:span text:style-name="T11">d</text:span><text:span text:style-name="T7">(t)</text:span></text:p>
          </table:table-cell>
          <table:table-cell table:style-name="Tabella10.A2" office:value-type="string">
            <text:p text:style-name="P18"><draw:frame draw:style-name="fr1" draw:name="Oggetto32" text:anchor-type="as-char" svg:width="3.556cm" svg:height="1.162cm" draw:z-index="21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a10.C2" office:value-type="string">
            <text:p text:style-name="P3"><draw:frame draw:style-name="fr1" draw:name="Oggetto33" text:anchor-type="as-char" svg:width="3.69cm" svg:height="1.182cm" draw:z-index="2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yfede-Corpo_20_del_20_Testo"/>
      <table:table table:name="Tabella11" table:style-name="Tabella11">
        <table:table-column table:style-name="Tabella11.A"/>
        <table:table-column table:style-name="Tabella11.B" table:number-columns-repeated="2"/>
        <table:table-column table:style-name="Tabella11.D"/>
        <table:table-header-rows>
          <table:table-row>
            <table:table-cell table:style-name="Tabella11.A1" office:value-type="string">
              <text:p text:style-name="P2">Correlazioni</text:p>
            </table:table-cell>
            <table:table-cell table:style-name="Tabella11.A1" office:value-type="string">
              <text:p text:style-name="P3"><draw:frame draw:style-name="fr1" draw:name="Oggetto35" text:anchor-type="as-char" svg:width="2.914cm" svg:height="0.58cm" draw:z-index="23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Tabella11.A1" office:value-type="string">
              <text:p text:style-name="P3"><draw:frame draw:style-name="fr1" draw:name="Oggetto34" text:anchor-type="as-char" svg:width="1.679cm" svg:height="0.529cm" draw:z-index="27"><draw:object xlink:href="./Object 30" xlink:type="simple" xlink:show="embed" xlink:actuate="onLoad"/><draw:image xlink:href="./ObjectReplacements/Object 30" xlink:type="simple" xlink:show="embed" xlink:actuate="onLoad"/></draw:frame></text:p>
            </table:table-cell>
            <table:table-cell table:style-name="Tabella11.D1" office:value-type="string">
              <text:p text:style-name="P6"><draw:frame draw:style-name="fr1" draw:name="Oggetto26" text:anchor-type="as-char" svg:width="1.836cm" svg:height="0.57cm" draw:z-index="28"><draw:object xlink:href="./Object 26" xlink:type="simple" xlink:show="embed" xlink:actuate="onLoad"/><draw:image xlink:href="./ObjectReplacements/Object 26" xlink:type="simple" xlink:show="embed" xlink:actuate="onLoad"/></draw:frame></text:p>
            </table:table-cell>
          </table:table-row>
        </table:table-header-rows>
      </table:table>
      <text:p text:style-name="yfede-Titolo1.1.1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header-rows>
          <table:table-row>
            <table:table-cell table:style-name="Tabella12.A1" office:value-type="string">
              <text:p text:style-name="P2">Progetto reale<text:line-break/><text:line-break/><text:span text:style-name="T8">t</text:span><text:span text:style-name="T12">0p</text:span><text:span text:style-name="T8">: </text:span><text:span text:style-name="T17">punto di max per</text:span><text:span text:style-name="T8"> m</text:span><text:span text:style-name="T12">p</text:span><text:span text:style-name="T8">(t)</text:span></text:p>
            </table:table-cell>
            <table:table-cell table:style-name="Tabella12.A1" office:value-type="string">
              <text:p text:style-name="P3"><draw:frame draw:style-name="fr1" draw:name="Oggetto27" text:anchor-type="as-char" svg:width="3.859cm" svg:height="1.035cm" draw:z-index="29"><draw:object xlink:href="./Object 31" xlink:type="simple" xlink:show="embed" xlink:actuate="onLoad"/><draw:image xlink:href="./ObjectReplacements/Object 31" xlink:type="simple" xlink:show="embed" xlink:actuate="onLoad"/></draw:frame></text:p>
            </table:table-cell>
            <table:table-cell table:style-name="Tabella12.C1" office:value-type="string">
              <text:p text:style-name="P3"><draw:frame draw:style-name="fr1" draw:name="Oggetto36" text:anchor-type="as-char" svg:width="3.683cm" svg:height="1.334cm" draw:z-index="30"><draw:object xlink:href="./Object 32" xlink:type="simple" xlink:show="embed" xlink:actuate="onLoad"/><draw:image xlink:href="./ObjectReplacements/Object 32" xlink:type="simple" xlink:show="embed" xlink:actuate="onLoad"/></draw:frame></text:p>
            </table:table-cell>
          </table:table-row>
        </table:table-header-rows>
      </table:table>
      <text:p text:style-name="yfede-Corpo_20_del_20_Testo"/>
      <text:p text:style-name="yfede-Corpo_20_del_20_Testo">Per il progetto reale valgono i seguenti valori:</text:p>
      <table:table table:name="Tabella13" table:style-name="Tabella13">
        <table:table-column table:style-name="Tabella13.A" table:number-columns-repeated="3"/>
        <table:table-column table:style-name="Tabella13.D"/>
        <table:table-header-rows>
          <table:table-row>
            <table:table-cell table:style-name="Tabella13.A1" office:value-type="string">
              <text:p text:style-name="P20">Dimensione <text:span text:style-name="T18">[NCSS]</text:span></text:p>
            </table:table-cell>
            <table:table-cell table:style-name="Tabella13.A1" office:value-type="string">
              <text:p text:style-name="P21">K<text:span text:style-name="T10">p </text:span><text:span text:style-name="T14">[person·year]</text:span></text:p>
            </table:table-cell>
            <table:table-cell table:style-name="Tabella13.A1" office:value-type="string">
              <text:p text:style-name="P21">t<text:span text:style-name="T10">0p </text:span><text:span text:style-name="T14">[year]</text:span></text:p>
            </table:table-cell>
            <table:table-cell table:style-name="Tabella13.D1" office:value-type="string">
              <text:p text:style-name="P21">m<text:span text:style-name="T10">0p </text:span><text:span text:style-name="T14">[person]</text:span></text:p>
            </table:table-cell>
          </table:table-row>
        </table:table-header-rows>
        <table:table-row>
          <table:table-cell table:style-name="Tabella13.A2" office:value-type="string">
            <text:p text:style-name="P18"><draw:frame draw:style-name="fr1" draw:name="Oggetto17" text:anchor-type="as-char" svg:width="1.891cm" svg:height="0.469cm" draw:z-index="31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a13.A2" office:value-type="string">
            <text:p text:style-name="P19">K<text:span text:style-name="T10">d</text:span></text:p>
          </table:table-cell>
          <table:table-cell table:style-name="Tabella13.A2" office:value-type="string">
            <text:p text:style-name="P19">t<text:span text:style-name="T10">0d</text:span></text:p>
          </table:table-cell>
          <table:table-cell table:style-name="Tabella13.D2" office:value-type="string">
            <text:p text:style-name="P19">m<text:span text:style-name="T10">0d</text:span></text:p>
          </table:table-cell>
        </table:table-row>
        <table:table-row>
          <table:table-cell table:style-name="Tabella13.A2" office:value-type="string">
            <text:p text:style-name="P18"><draw:frame draw:style-name="fr1" draw:name="Oggetto18" text:anchor-type="as-char" svg:width="3.318cm" svg:height="0.469cm" draw:z-index="32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a13.A2" office:value-type="string">
            <text:p text:style-name="P18"><draw:frame draw:style-name="fr1" draw:name="Oggetto23" text:anchor-type="as-char" svg:width="0.693cm" svg:height="1.062cm" draw:z-index="3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a13.A2" office:value-type="string">
            <text:p text:style-name="P27"><draw:frame draw:style-name="fr1" draw:name="Oggetto2" text:anchor-type="as-char" svg:width="0.609cm" svg:height="0.944cm" draw:z-index="3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a13.D2" office:value-type="string">
            <text:p text:style-name="P27"><draw:frame draw:style-name="fr1" draw:name="Oggetto4" text:anchor-type="as-char" svg:width="0.741cm" svg:height="0.944cm" draw:z-index="3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ella13.A2" office:value-type="string">
            <text:p text:style-name="P18"><draw:frame draw:style-name="fr1" draw:name="Oggetto19" text:anchor-type="as-char" svg:width="1.894cm" svg:height="0.469cm" draw:z-index="33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a13.A2" office:value-type="string">
            <text:p text:style-name="P19">K</text:p>
          </table:table-cell>
          <table:table-cell table:style-name="Tabella13.A2" office:value-type="string">
            <text:p text:style-name="P19">t<text:span text:style-name="T10">d</text:span></text:p>
          </table:table-cell>
          <table:table-cell table:style-name="Tabella13.D2" office:value-type="string">
            <text:p text:style-name="P19">m<text:span text:style-name="T10">0</text:span></text:p>
          </table:table-cell>
        </table:table-row>
      </table:table>
      <text:p text:style-name="P10"/>
      <text:p text:style-name="P10">Dove<draw:frame draw:style-name="fr1" draw:name="Oggetto41" text:anchor-type="as-char" svg:width="3.517cm" svg:height="0.536cm" draw:z-index="37"><draw:object xlink:href="./Object 41" xlink:type="simple" xlink:show="embed" xlink:actuate="onLoad"/><draw:image xlink:href="./ObjectReplacements/Object 41" xlink:type="simple" xlink:show="embed" xlink:actuate="onLoad"/></draw:frame>e <text:span text:style-name="T7">S</text:span><text:span text:style-name="T11">k</text:span> è <text:span text:style-name="T7">S</text:span> espresso in migliaia. (Ad es. <text:span text:style-name="T7">S</text:span> = 70000 NCSS, <text:span text:style-name="T7">S</text:span><text:span text:style-name="T11">k</text:span> = 70)</text:p>
      <text:p text:style-name="yfede-Titolo1.1">CoCoMo</text:p>
      <table:table table:name="Tabella4" table:style-name="Tabella4">
        <table:table-column table:style-name="Tabella4.A" table:number-columns-repeated="3"/>
        <table:table-column table:style-name="Tabella4.D"/>
        <table:table-header-rows>
          <table:table-row>
            <table:table-cell table:style-name="Tabella4.A1" office:value-type="string">
              <text:p text:style-name="P22">Tipo</text:p>
            </table:table-cell>
            <table:table-cell table:style-name="Tabella4.B1" office:value-type="string">
              <text:p text:style-name="P23">Organic</text:p>
            </table:table-cell>
            <table:table-cell table:style-name="Tabella4.B1" office:value-type="string">
              <text:p text:style-name="P23">Semi-detached</text:p>
            </table:table-cell>
            <table:table-cell table:style-name="Tabella4.D1" office:value-type="string">
              <text:p text:style-name="P22">Embedded</text:p>
            </table:table-cell>
          </table:table-row>
        </table:table-header-rows>
        <table:table-row>
          <table:table-cell table:style-name="Tabella4.A2" office:value-type="string">
            <text:p text:style-name="P13">Intermediate</text:p>
          </table:table-cell>
          <table:table-cell table:style-name="Tabella4.B2" office:value-type="string">
            <text:p text:style-name="P3"><draw:frame draw:style-name="fr1" draw:name="Oggetto1" text:anchor-type="as-char" svg:width="2.607cm" svg:height="0.58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4.B2" office:value-type="string">
            <text:p text:style-name="P6"><draw:frame draw:style-name="fr1" draw:name="Oggetto3" text:anchor-type="as-char" svg:width="2.607cm" svg:height="0.589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a4.D2" office:value-type="string">
            <text:p text:style-name="P6"><draw:frame draw:style-name="fr1" draw:name="Oggetto5" text:anchor-type="as-char" svg:width="2.611cm" svg:height="0.58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la4.A2" office:value-type="string">
            <text:p text:style-name="P13">Basic</text:p>
          </table:table-cell>
          <table:table-cell table:style-name="Tabella4.B2" office:value-type="string">
            <text:p text:style-name="P3"><draw:frame draw:style-name="fr1" draw:name="Oggetto13" text:anchor-type="as-char" svg:width="2.671cm" svg:height="0.589cm" draw:z-index="38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a4.B2" office:value-type="string">
            <text:p text:style-name="P6"><draw:frame draw:style-name="fr1" draw:name="Oggetto14" text:anchor-type="as-char" svg:width="2.662cm" svg:height="0.589cm" draw:z-index="3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a4.D2" office:value-type="string">
            <text:p text:style-name="P6"><draw:frame draw:style-name="fr1" draw:name="Oggetto15" text:anchor-type="as-char" svg:width="2.662cm" svg:height="0.589cm" draw:z-index="40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</table:table>
      <text:p text:style-name="yfede-Corpo_20_del_20_Testo">Nel caso <text:span text:style-name="T9">basic</text:span> si calcoli <text:span text:style-name="T7">K</text:span><text:span text:style-name="T11">m</text:span> secondo la tabella precedente. Nel caso <text:span text:style-name="T9">intermediate</text:span> con quella si calcoli <text:span text:style-name="T7">K</text:span><text:span text:style-name="T11">n</text:span><text:span text:style-name="T15">,</text:span><text:span text:style-name="T11"> </text:span>e da esso <text:span text:style-name="T7">K</text:span><text:span text:style-name="T11">m</text:span> con la formula <draw:frame draw:style-name="fr1" draw:name="Oggetto7" text:anchor-type="as-char" svg:width="1.953cm" svg:height="0.529cm" draw:z-index="41"><draw:object xlink:href="./Object 7" xlink:type="simple" xlink:show="embed" xlink:actuate="onLoad"/><draw:image xlink:href="./ObjectReplacements/Object 7" xlink:type="simple" xlink:show="embed" xlink:actuate="onLoad"/></draw:frame>dove <text:span text:style-name="T13">c</text:span> è il prodotto di tutti i cost driver <text:span text:style-name="T7">c</text:span><text:span text:style-name="T11">i</text:span>.</text:p>
      <text:p text:style-name="yfede-Corpo_20_del_20_Testo">Noto <text:span text:style-name="T7">K</text:span><text:span text:style-name="T11">m</text:span> si calcoli <text:span text:style-name="T7">t</text:span><text:span text:style-name="T11">d </text:span><text:span text:style-name="T15">secondo questa tabella, valida per entrambe le varianti </text:span><text:span text:style-name="T13">intermediate</text:span><text:span text:style-name="T15"> e </text:span><text:span text:style-name="T13">basic</text:span><text:span text:style-name="T15">.</text:span></text:p>
      <table:table table:name="Tabella6" table:style-name="Tabella6">
        <table:table-column table:style-name="Tabella6.A" table:number-columns-repeated="3"/>
        <table:table-column table:style-name="Tabella6.D"/>
        <table:table-header-rows>
          <table:table-row>
            <table:table-cell table:style-name="Tabella6.A1" office:value-type="string">
              <text:p text:style-name="P22"/>
            </table:table-cell>
            <table:table-cell table:style-name="Tabella6.B1" office:value-type="string">
              <text:p text:style-name="P23">Organic</text:p>
            </table:table-cell>
            <table:table-cell table:style-name="Tabella6.B1" office:value-type="string">
              <text:p text:style-name="P23">Semi-detached</text:p>
            </table:table-cell>
            <table:table-cell table:style-name="Tabella6.D1" office:value-type="string">
              <text:p text:style-name="P22">Embedded</text:p>
            </table:table-cell>
          </table:table-row>
        </table:table-header-rows>
        <table:table-row>
          <table:table-cell table:style-name="Tabella6.A2" office:value-type="string">
            <text:p text:style-name="P25">t<text:span text:style-name="T10">d </text:span><text:span text:style-name="T17">[month]</text:span></text:p>
          </table:table-cell>
          <table:table-cell table:style-name="Tabella6.B2" office:value-type="string">
            <text:p text:style-name="P3"><draw:frame draw:style-name="fr1" draw:name="Oggetto11" text:anchor-type="as-char" svg:width="2.572cm" svg:height="0.589c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a6.B2" office:value-type="string">
            <text:p text:style-name="P6"><draw:frame draw:style-name="fr1" draw:name="Oggetto12" text:anchor-type="as-char" svg:width="2.572cm" svg:height="0.589c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la6.D2" office:value-type="string">
            <text:p text:style-name="P6"><draw:frame draw:style-name="fr1" draw:name="Oggetto16" text:anchor-type="as-char" svg:width="2.572cm" svg:height="0.589cm" draw:z-index="2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</table:table>
      <text:p text:style-name="yfede-Corpo_20_del_20_Testo"/>
      <text:p text:style-name="yfede-Titolo1.1">Confronto Putnam – CoCoMo</text:p>
      <table:table table:name="Tabella14" table:style-name="Tabella14">
        <table:table-column table:style-name="Tabella14.A" table:number-columns-repeated="3"/>
        <table:table-column table:style-name="Tabella14.D"/>
        <table:table-header-rows>
          <table:table-row>
            <table:table-cell table:style-name="Tabella14.A1" office:value-type="string">
              <text:p text:style-name="P22">Tipo CoCoMo</text:p>
            </table:table-cell>
            <table:table-cell table:style-name="Tabella14.B1" office:value-type="string">
              <text:p text:style-name="P24">Organic</text:p>
            </table:table-cell>
            <table:table-cell table:style-name="Tabella14.B1" office:value-type="string">
              <text:p text:style-name="P24">Semi-detached</text:p>
            </table:table-cell>
            <table:table-cell table:style-name="Tabella14.D1" office:value-type="string">
              <text:p text:style-name="P26">Embedded</text:p>
            </table:table-cell>
          </table:table-row>
        </table:table-header-rows>
        <table:table-row>
          <table:table-cell table:style-name="Tabella14.A2" office:value-type="string">
            <text:p text:style-name="P25">D<text:span text:style-name="T10">0 </text:span><text:span text:style-name="T17">[person / year</text:span><text:span text:style-name="T20">2</text:span><text:span text:style-name="T17">]</text:span></text:p>
          </table:table-cell>
          <table:table-cell table:style-name="Tabella14.B2" office:value-type="string">
            <text:p text:style-name="P12"><text:span text:style-name="T4">≈ </text:span>27</text:p>
          </table:table-cell>
          <table:table-cell table:style-name="Tabella14.B2" office:value-type="string">
            <text:p text:style-name="P12"><text:span text:style-name="T4">≈ </text:span>15</text:p>
          </table:table-cell>
          <table:table-cell table:style-name="Tabella14.D2" office:value-type="string">
            <text:p text:style-name="P16">≈ 8</text:p>
          </table:table-cell>
        </table:table-row>
      </table:table>
      <text:p text:style-name="P28"><text:span text:style-name="T18">Dopo aver opportunamente</text:span><text:span text:style-name="T6"> convertito le unità di misura</text:span>, si confrontino <text:span text:style-name="T7">C</text:span><text:span text:style-name="T11">d</text:span><text:span text:style-name="T7">(t</text:span><text:span text:style-name="T11">d</text:span><text:span text:style-name="T7">)</text:span> e <text:span text:style-name="T13">t</text:span><text:span text:style-name="T11">d</text:span> ottenuti dal metodo di Putnam rispettivamente con <text:span text:style-name="T7">K</text:span><text:span text:style-name="T11">m</text:span> e <text:span text:style-name="T7">t</text:span><text:span text:style-name="T11">d</text:span><text:span text:style-name="T15"> ricavati con il metodo CoCoMo.</text:span></text:p>
      <text:p text:style-name="P17"/>
      <text:p text:style-name="yfede-Titolo1.1">Significato dei simboli usati e relative unità di misura</text:p>
      <text:p text:style-name="P7"/>
      <text:p text:style-name="yfede-Titolo1.1.1">Putnam:</text:p>
      <text:p text:style-name="P4">I pedici <text:span text:style-name="T13">d</text:span> e <text:span text:style-name="T7">p </text:span><text:span text:style-name="T16">si riferiscono rispettivamente alle curve del solo sviluppo e dell'intero progetto. </text:span></text:p>
      <text:p text:style-name="P11">Le grandezze senza pedice sono valori nominali con significato concreto soltanto in alcuni casi.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header-rows>
          <table:table-row>
            <table:table-cell table:style-name="Tabella15.A1" office:value-type="string">
              <text:p text:style-name="P20">Simbolo</text:p>
            </table:table-cell>
            <table:table-cell table:style-name="Tabella15.A1" office:value-type="string">
              <text:p text:style-name="P20">Significato</text:p>
            </table:table-cell>
            <table:table-cell table:style-name="Tabella15.C1" office:value-type="string">
              <text:p text:style-name="P20">Unità di misura</text:p>
            </table:table-cell>
          </table:table-row>
        </table:table-header-rows>
        <table:table-row>
          <table:table-cell table:style-name="Tabella15.A2" office:value-type="string">
            <text:p text:style-name="P6">C(t), C<text:span text:style-name="T10">d</text:span>(t), C<text:span text:style-name="T10">p</text:span>(t)</text:p>
          </table:table-cell>
          <table:table-cell table:style-name="Tabella15.A2" office:value-type="string">
            <text:p text:style-name="yfede-Corpo_20_del_20_Testo">Costo progressivo del progetto</text:p>
          </table:table-cell>
          <table:table-cell table:style-name="Tabella15.C2" office:value-type="string">
            <text:p text:style-name="P6">person·year</text:p>
          </table:table-cell>
        </table:table-row>
        <table:table-row>
          <table:table-cell table:style-name="Tabella15.A2" office:value-type="string">
            <text:p text:style-name="P14">m(t), m<text:span text:style-name="T10">d</text:span>(t), m<text:span text:style-name="T10">p</text:span>(t)</text:p>
          </table:table-cell>
          <table:table-cell table:style-name="Tabella15.A2" office:value-type="string">
            <text:p text:style-name="yfede-Corpo_20_del_20_Testo">Manodopera impiegata al tempo <text:span text:style-name="T13">t</text:span></text:p>
          </table:table-cell>
          <table:table-cell table:style-name="Tabella15.C2" office:value-type="string">
            <text:p text:style-name="P6">person</text:p>
          </table:table-cell>
        </table:table-row>
        <table:table-row>
          <table:table-cell table:style-name="Tabella15.A2" office:value-type="string">
            <text:p text:style-name="P14">t<text:span text:style-name="T10">d</text:span> = t<text:span text:style-name="T10">0</text:span>, t<text:span text:style-name="T10">0d</text:span>, t<text:span text:style-name="T10">0p</text:span></text:p>
          </table:table-cell>
          <table:table-cell table:style-name="Tabella15.A2" office:value-type="string">
            <text:p text:style-name="yfede-Corpo_20_del_20_Testo">Tempo a cui si ha il picco di manodopera</text:p>
          </table:table-cell>
          <table:table-cell table:style-name="Tabella15.C2" office:value-type="string">
            <text:p text:style-name="P6">year</text:p>
          </table:table-cell>
        </table:table-row>
        <table:table-row>
          <table:table-cell table:style-name="Tabella15.A2" office:value-type="string">
            <text:p text:style-name="P15">K, K<text:span text:style-name="T10">d</text:span>, K<text:span text:style-name="T10">p</text:span></text:p>
          </table:table-cell>
          <table:table-cell table:style-name="Tabella15.A2" office:value-type="string">
            <text:p text:style-name="yfede-Corpo_20_del_20_Testo">Costo globale (valore del corrispondente C(t) per t<text:span text:style-name="T21">→∞</text:span>)</text:p>
          </table:table-cell>
          <table:table-cell table:style-name="Tabella15.C2" office:value-type="string">
            <text:p text:style-name="P6">person·year</text:p>
          </table:table-cell>
        </table:table-row>
        <table:table-row>
          <table:table-cell table:style-name="Tabella15.A2" office:value-type="string">
            <text:p text:style-name="P15">m<text:span text:style-name="T10">0</text:span>, m<text:span text:style-name="T10">0d</text:span>, m<text:span text:style-name="T10">0p</text:span></text:p>
          </table:table-cell>
          <table:table-cell table:style-name="Tabella15.A2" office:value-type="string">
            <text:p text:style-name="yfede-Corpo_20_del_20_Testo">Picco di manodopera</text:p>
          </table:table-cell>
          <table:table-cell table:style-name="Tabella15.C2" office:value-type="string">
            <text:p text:style-name="P6">person</text:p>
          </table:table-cell>
        </table:table-row>
        <table:table-row>
          <table:table-cell table:style-name="Tabella15.A2" office:value-type="string">
            <text:p text:style-name="P15">D</text:p>
          </table:table-cell>
          <table:table-cell table:style-name="Tabella15.A2" office:value-type="string">
            <text:p text:style-name="yfede-Corpo_20_del_20_Testo">Difficulty (velocità iniziale di crescita di <text:span text:style-name="T7">m(t)</text:span>)</text:p>
          </table:table-cell>
          <table:table-cell table:style-name="Tabella15.C2" office:value-type="string">
            <text:p text:style-name="P6">person / year</text:p>
          </table:table-cell>
        </table:table-row>
        <table:table-row>
          <table:table-cell table:style-name="Tabella15.A2" office:value-type="string">
            <text:p text:style-name="P15">D<text:span text:style-name="T10">0</text:span></text:p>
          </table:table-cell>
          <table:table-cell table:style-name="Tabella15.A2" office:value-type="string">
            <text:p text:style-name="yfede-Corpo_20_del_20_Testo">Accelerazione di <text:span text:style-name="T7">m(t)</text:span>. Caratterizza la natura del progetto.</text:p>
          </table:table-cell>
          <table:table-cell table:style-name="Tabella15.C2" office:value-type="string">
            <text:p text:style-name="P6">person / year<text:span text:style-name="T19">2</text:span></text:p>
          </table:table-cell>
        </table:table-row>
        <table:table-row>
          <table:table-cell table:style-name="Tabella15.A2" office:value-type="string">
            <text:p text:style-name="P15">C<text:span text:style-name="T10">d</text:span>(t<text:span text:style-name="T10">d</text:span>)</text:p>
          </table:table-cell>
          <table:table-cell table:style-name="Tabella15.A2" office:value-type="string">
            <text:p text:style-name="yfede-Corpo_20_del_20_Testo">Costo complessivo del solo sviluppo</text:p>
          </table:table-cell>
          <table:table-cell table:style-name="Tabella15.C2" office:value-type="string">
            <text:p text:style-name="P6">person·year</text:p>
          </table:table-cell>
        </table:table-row>
        <table:table-row>
          <table:table-cell table:style-name="Tabella15.A2" office:value-type="string">
            <text:p text:style-name="P15">S <text:line-break/>(S<text:span text:style-name="T10">eq</text:span>,S<text:span text:style-name="T10">i</text:span>,S<text:span text:style-name="T10">p</text:span>,S<text:span text:style-name="T10">n</text:span>,S<text:span text:style-name="T10">c</text:span>,S<text:span text:style-name="T10">d</text:span>)</text:p>
          </table:table-cell>
          <table:table-cell table:style-name="Tabella15.A2" office:value-type="string">
            <text:p text:style-name="yfede-Corpo_20_del_20_Testo">Dimensione del progetto<text:line-break/>(equivalente, iniziale, da modificare, nuova, cambiata, tolta)</text:p>
          </table:table-cell>
          <table:table-cell table:style-name="Tabella15.C2" office:value-type="string">
            <text:p text:style-name="P6">NCSS</text:p>
          </table:table-cell>
        </table:table-row>
        <table:table-row>
          <table:table-cell table:style-name="Tabella15.A2" office:value-type="string">
            <text:p text:style-name="P15">E</text:p>
          </table:table-cell>
          <table:table-cell table:style-name="Tabella15.A2" office:value-type="string">
            <text:p text:style-name="yfede-Corpo_20_del_20_Testo">Fattore ambientale</text:p>
          </table:table-cell>
          <table:table-cell table:style-name="Tabella15.C2" office:value-type="string">
            <text:p text:style-name="P8">assurda!</text:p>
          </table:table-cell>
        </table:table-row>
      </table:table>
      <text:p text:style-name="P29"/>
      <text:p text:style-name="yfede-Titolo1.1.1">CoCoMo: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P20">Simbolo</text:p>
            </table:table-cell>
            <table:table-cell table:style-name="Tabella5.A1" office:value-type="string">
              <text:p text:style-name="P20">Significato</text:p>
            </table:table-cell>
            <table:table-cell table:style-name="Tabella5.C1" office:value-type="string">
              <text:p text:style-name="P20">Unità di misura</text:p>
            </table:table-cell>
          </table:table-row>
        </table:table-header-rows>
        <table:table-row>
          <table:table-cell table:style-name="Tabella5.A2" office:value-type="string">
            <text:p text:style-name="P6">S<text:span text:style-name="T10">k</text:span></text:p>
          </table:table-cell>
          <table:table-cell table:style-name="Tabella5.A2" office:value-type="string">
            <text:p text:style-name="yfede-Corpo_20_del_20_Testo">Dimensione del progetto (migliaia di istruzioni)</text:p>
          </table:table-cell>
          <table:table-cell table:style-name="Tabella5.C2" office:value-type="string">
            <text:p text:style-name="P6">kNCSS</text:p>
          </table:table-cell>
        </table:table-row>
        <table:table-row>
          <table:table-cell table:style-name="Tabella5.A2" office:value-type="string">
            <text:p text:style-name="P9">K<text:span text:style-name="T10">n</text:span></text:p>
          </table:table-cell>
          <table:table-cell table:style-name="Tabella5.A2" office:value-type="string">
            <text:p text:style-name="yfede-Corpo_20_del_20_Testo">Costo nominale del progetto</text:p>
          </table:table-cell>
          <table:table-cell table:style-name="Tabella5.C2" office:value-type="string">
            <text:p text:style-name="P6">person<text:span text:style-name="T22">·</text:span>month</text:p>
          </table:table-cell>
        </table:table-row>
        <table:table-row>
          <table:table-cell table:style-name="Tabella5.A2" office:value-type="string">
            <text:p text:style-name="P9">K<text:span text:style-name="T10">m</text:span></text:p>
          </table:table-cell>
          <table:table-cell table:style-name="Tabella5.A2" office:value-type="string">
            <text:p text:style-name="yfede-Corpo_20_del_20_Testo">Costo reale del progetto</text:p>
          </table:table-cell>
          <table:table-cell table:style-name="Tabella5.C2" office:value-type="string">
            <text:p text:style-name="P6">person<text:span text:style-name="T22">·</text:span>month</text:p>
          </table:table-cell>
        </table:table-row>
        <table:table-row>
          <table:table-cell table:style-name="Tabella5.A2" office:value-type="string">
            <text:p text:style-name="P6">t<text:span text:style-name="T10">d</text:span></text:p>
          </table:table-cell>
          <table:table-cell table:style-name="Tabella5.A2" office:value-type="string">
            <text:p text:style-name="yfede-Corpo_20_del_20_Testo">Tempo di rilascio (delivery time)</text:p>
          </table:table-cell>
          <table:table-cell table:style-name="Tabella5.C2" office:value-type="string">
            <text:p text:style-name="P6">month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padding="0.049cm" fo:border-left="none" fo:border-right="none" fo:border-top="0.002cm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yfede-Titolo_20_Documento" style:display-name="yfede-Titolo Documento" style:family="paragraph" style:parent-style-name="yfede-Corpo_20_del_20_Testo" style:master-page-name="">
      <style:paragraph-properties fo:line-height="100%" fo:text-align="center" style:justify-single-word="false" fo:background-color="transparent" style:shadow="none">
        <style:background-image/>
      </style:paragraph-properties>
      <style:text-properties fo:font-size="24pt" fo:font-weight="bold"/>
    </style:style>
    <style:style style:name="yfede-Corpo_20_del_20_Testo" style:display-name="yfede-Corpo del Testo" style:family="paragraph" style:master-page-name="">
      <style:paragraph-properties fo:line-height="100%" fo:text-align="justify" style:justify-single-word="false" fo:background-color="transparent" style:shadow="none">
        <style:tab-stops/>
        <style:background-image/>
      </style:paragraph-properties>
    </style:style>
    <style:style style:name="yfede-Piè_20_di_20_pagina" style:display-name="yfede-Piè di pagina" style:family="paragraph" style:parent-style-name="Footer" style:master-page-name="">
      <style:paragraph-properties fo:text-align="start" style:justify-single-word="false" fo:background-color="transparent" style:shadow="none">
        <style:background-image/>
      </style:paragraph-properties>
      <style:text-properties fo:font-size="10pt"/>
    </style:style>
    <style:style style:name="yfede-Titolo1.1.1" style:family="paragraph" style:parent-style-name="yfede-Corpo_20_del_20_Testo" style:next-style-name="yfede-Corpo_20_del_20_Testo" style:master-page-name="">
      <style:text-properties fo:font-weight="bold"/>
    </style:style>
    <style:style style:name="yfede-Titolo1.1" style:family="paragraph" style:parent-style-name="yfede-Corpo_20_del_20_Testo" style:next-style-name="yfede-Corpo_20_del_20_Testo" style:master-page-name="">
      <style:text-properties fo:font-size="14pt" fo:font-weight="bold"/>
    </style:style>
    <style:style style:name="yfede-Titolo1" style:family="paragraph" style:parent-style-name="yfede-Corpo_20_del_20_Testo" style:next-style-name="yfede-Corpo_20_del_20_Testo">
      <style:text-properties fo:font-size="16pt" fo:font-weight="bold"/>
    </style:style>
    <style:style style:name="yfede-Codice" style:family="paragraph" style:parent-style-name="yfede-Corpo_20_del_20_Testo" style:next-style-name="yfede-Corpo_20_del_20_Testo">
      <style:paragraph-properties fo:text-align="start" style:justify-single-word="false"/>
      <style:text-properties style:font-name="Courier New"/>
    </style:style>
    <style:style style:name="yfede-Citazione" style:family="paragraph" style:parent-style-name="yfede-Corpo_20_del_20_Testo" style:next-style-name="yfede-Corpo_20_del_20_Testo" style:master-page-name="">
      <style:text-properties fo:font-style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yfede-Piè_20_di_20_pagina"><text:a xlink:type="simple" xlink:href="http://www.yfede.it/"><text:span text:style-name="T1">www.yfede.it</text:span></text:a><text:span text:style-name="T1"><text:tab/></text:span><text:span text:style-name="T2">Progettazione del Software – Formule – Ver. 5</text:span><text:span text:style-name="T1"><text:tab/></text:span><text:span text:style-name="T3"><text:page-number text:select-page="current">2</text:page-number></text:span><text:span text:style-name="T3">/</text:span><text:span text:style-name="T3"><text:page-count>2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ederico Marverti</meta:initial-creator>
    <meta:creation-date>2007-10-14T19:42:50</meta:creation-date>
    <dc:creator>Federico Marverti</dc:creator>
    <dc:date>2007-10-14T19:43:18</dc:date>
    <dc:language>it-IT</dc:language>
    <meta:editing-cycles>2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42" meta:page-count="2" meta:paragraph-count="138" meta:word-count="418" meta:character-count="250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n</math:mi>
      </math:msub>
      <math:mo math:stretchy="false">=</math:mo>
      <math:mrow>
        <math:mn>3.2</math:mn>
        <math:mo math:stretchy="false">⋅</math:mo>
        <math:msup>
          <math:msub>
            <math:mi>S</math:mi>
            <math:mi>k</math:mi>
          </math:msub>
          <math:mn>1.05</math:mn>
        </math:msup>
      </math:mrow>
    </math:mrow>
    <math:annotation math:encoding="StarMath 5.0">K_n = 3.2 cdot {S_k}^1.0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i>log</math:mi>
      </math:mrow>
      <math:mrow>
        <math:mfenced math:open="" math:close="">
          <math:mfrac>
            <math:msub>
              <math:mi>D</math:mi>
              <math:mn>0</math:mn>
            </math:msub>
            <math:mn>6</math:mn>
          </math:mfrac>
        </math:mfenced>
        <math:mo math:stretchy="false"></math:mo>
        <math:mn>3x</math:mn>
      </math:mrow>
    </math:mrow>
    <math:annotation math:encoding="StarMath 5.0">y = log left ( D_0 over 6 right ) + 3x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d</math:mi>
      </math:msub>
      <math:mo math:stretchy="false">=</math:mo>
      <math:mrow>
        <math:mn>2.5</math:mn>
        <math:mo math:stretchy="false">⋅</math:mo>
        <math:msup>
          <math:msub>
            <math:mi>K</math:mi>
            <math:mi>m</math:mi>
          </math:msub>
          <math:mn>0.38</math:mn>
        </math:msup>
      </math:mrow>
    </math:mrow>
    <math:annotation math:encoding="StarMath 5.0">t_d = 2.5 cdot {K_m}^0.38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d</math:mi>
      </math:msub>
      <math:mo math:stretchy="false">=</math:mo>
      <math:mrow>
        <math:mn>2.5</math:mn>
        <math:mo math:stretchy="false">⋅</math:mo>
        <math:msup>
          <math:msub>
            <math:mi>K</math:mi>
            <math:mi>m</math:mi>
          </math:msub>
          <math:mn>0.35</math:mn>
        </math:msup>
      </math:mrow>
    </math:mrow>
    <math:annotation math:encoding="StarMath 5.0">t_d = 2.5 cdot {K_m}^0.35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m</math:mi>
      </math:msub>
      <math:mo math:stretchy="false">=</math:mo>
      <math:mrow>
        <math:mn>2.4</math:mn>
        <math:mo math:stretchy="false">⋅</math:mo>
        <math:msup>
          <math:msub>
            <math:mi>S</math:mi>
            <math:mi>k</math:mi>
          </math:msub>
          <math:mn>1.05</math:mn>
        </math:msup>
      </math:mrow>
    </math:mrow>
    <math:annotation math:encoding="StarMath 5.0">K_m = 2.4 cdot {S_k}^1.05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m</math:mi>
      </math:msub>
      <math:mo math:stretchy="false">=</math:mo>
      <math:mrow>
        <math:mn>3.0</math:mn>
        <math:mo math:stretchy="false">⋅</math:mo>
        <math:msup>
          <math:msub>
            <math:mi>S</math:mi>
            <math:mi>k</math:mi>
          </math:msub>
          <math:mn>1.12</math:mn>
        </math:msup>
      </math:mrow>
    </math:mrow>
    <math:annotation math:encoding="StarMath 5.0">K_m = 3.0 cdot {S_k}^1.1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m</math:mi>
      </math:msub>
      <math:mo math:stretchy="false">=</math:mo>
      <math:mrow>
        <math:mn>3.6</math:mn>
        <math:mo math:stretchy="false">⋅</math:mo>
        <math:msup>
          <math:msub>
            <math:mi>S</math:mi>
            <math:mi>k</math:mi>
          </math:msub>
          <math:mn>1.20</math:mn>
        </math:msup>
      </math:mrow>
    </math:mrow>
    <math:annotation math:encoding="StarMath 5.0">K_m = 3.6 cdot {S_k}^1.2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d</math:mi>
      </math:msub>
      <math:mo math:stretchy="false">=</math:mo>
      <math:mrow>
        <math:mn>2.5</math:mn>
        <math:mo math:stretchy="false">⋅</math:mo>
        <math:msup>
          <math:msub>
            <math:mi>K</math:mi>
            <math:mi>m</math:mi>
          </math:msub>
          <math:mn>0.32</math:mn>
        </math:msup>
      </math:mrow>
    </math:mrow>
    <math:annotation math:encoding="StarMath 5.0">t_d = 2.5 cdot {K_m}^0.3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i>log</math:mi>
      </math:mrow>
      <math:mrow>
        <math:mfenced math:open="[" math:close="]">
          <math:mrow>
            <math:mfrac>
              <math:mn>1</math:mn>
              <math:mn>6</math:mn>
            </math:mfrac>
            <math:msup>
              <math:mfenced math:open="" math:close="">
                <math:mfrac>
                  <math:mi>S</math:mi>
                  <math:mi>E</math:mi>
                </math:mfrac>
              </math:mfenced>
              <math:mn>3</math:mn>
            </math:msup>
          </math:mrow>
        </math:mfenced>
        <math:mo math:stretchy="false">−</math:mo>
        <math:mn>4x</math:mn>
      </math:mrow>
    </math:mrow>
    <math:annotation math:encoding="StarMath 5.0">y = log left [ 1 over 6 left ( S over E right )^3 right ] - 4x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</math:mo>
          <math:mi>t</math:mi>
          <math:mo math:stretchy="false"></math:mo>
        </math:mrow>
        <math:mo math:stretchy="false">=</math:mo>
        <math:mi>K</math:mi>
      </math:mrow>
      <math:mfenced math:open="" math:close="">
        <math:mrow>
          <math:mn>1</math:mn>
          <math:mo math:stretchy="false">−</math:mo>
          <math:msup>
            <math:mi>e</math:mi>
            <math:mrow>
              <math:mo math:stretchy="false">−</math:mo>
              <math:mfrac>
                <math:msup>
                  <math:mi>t</math:mi>
                  <math:mn>2</math:mn>
                </math:msup>
                <math:mrow>
                  <math:mn>2</math:mn>
                  <math:msubsup>
                    <math:mi>t</math:mi>
                    <math:mi>d</math:mi>
                    <math:mn>2</math:mn>
                  </math:msubsup>
                </math:mrow>
              </math:mfrac>
            </math:mrow>
          </math:msup>
        </math:mrow>
      </math:mfenced>
    </math:mrow>
    <math:annotation math:encoding="StarMath 5.0">C(t) = K left ( 1 - e^-{{t^2}over{2 t_d^2}} right 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row>
          <math:mo math:stretchy="false"></math:mo>
          <math:mi>t</math:mi>
          <math:mo math:stretchy="false"></math:mo>
        </math:mrow>
        <math:mo math:stretchy="false">=</math:mo>
        <math:mi>K</math:mi>
      </math:mrow>
      <math:mfrac>
        <math:mi>t</math:mi>
        <math:msup>
          <math:msub>
            <math:mi>t</math:mi>
            <math:mi>d</math:mi>
          </math:msub>
          <math:mn>2</math:mn>
        </math:msup>
      </math:mfrac>
      <math:msup>
        <math:mi>e</math:mi>
        <math:mrow>
          <math:mo math:stretchy="false">−</math:mo>
          <math:mfrac>
            <math:msup>
              <math:mi>t</math:mi>
              <math:mn>2</math:mn>
            </math:msup>
            <math:mrow>
              <math:mn>2</math:mn>
              <math:msubsup>
                <math:mi>t</math:mi>
                <math:mi>d</math:mi>
                <math:mn>2</math:mn>
              </math:msubsup>
            </math:mrow>
          </math:mfrac>
        </math:mrow>
      </math:msup>
    </math:mrow>
    <math:annotation math:encoding="StarMath 5.0">m(t) = K t over {{t_d}^2} e^-{{t^2}over{2 t_d^2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n</math:mi>
      </math:msub>
      <math:mo math:stretchy="false">=</math:mo>
      <math:mrow>
        <math:mn>3.0</math:mn>
        <math:mo math:stretchy="false">⋅</math:mo>
        <math:msup>
          <math:msub>
            <math:mi>S</math:mi>
            <math:mi>k</math:mi>
          </math:msub>
          <math:mn>1.12</math:mn>
        </math:msup>
      </math:mrow>
    </math:mrow>
    <math:annotation math:encoding="StarMath 5.0">K_n = 3.0 cdot {S_k}^1.1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</math:mn>
        </math:msub>
        <math:mo math:stretchy="false">=</math:mo>
        <math:mi>m</math:mi>
      </math:mrow>
      <math:mrow>
        <math:mfenced math:open="" math:close="">
          <math:msub>
            <math:mi>t</math:mi>
            <math:mi>d</math:mi>
          </math:msub>
        </math:mfenced>
        <math:mo math:stretchy="false">=</math:mo>
        <math:mfrac>
          <math:mi>K</math:mi>
          <math:mrow>
            <math:msub>
              <math:mi>t</math:mi>
              <math:mi>d</math:mi>
            </math:msub>
            <math:msqrt>
              <math:mi>e</math:mi>
            </math:msqrt>
          </math:mrow>
        </math:mfrac>
      </math:mrow>
    </math:mrow>
    <math:annotation math:encoding="StarMath 5.0">m_0 = m left (t_d right )= K over {t_d sqrt{e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i>K</math:mi>
        <math:msup>
          <math:msub>
            <math:mi>t</math:mi>
            <math:mi>d</math:mi>
          </math:msub>
          <math:mn>2</math:mn>
        </math:msup>
      </math:mfrac>
    </math:mrow>
    <math:annotation math:encoding="StarMath 5.0">D = K over {t_d}^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row>
          <math:mi>E</math:mi>
          <math:mo math:stretchy="false">⋅</math:mo>
          <math:msup>
            <math:mi>K</math:mi>
            <math:mfrac>
              <math:mn>1</math:mn>
              <math:mn>3</math:mn>
            </math:mfrac>
          </math:msup>
        </math:mrow>
        <math:mo math:stretchy="false">⋅</math:mo>
        <math:msup>
          <math:msub>
            <math:mi>t</math:mi>
            <math:mi>d</math:mi>
          </math:msub>
          <math:mfrac>
            <math:mn>4</math:mn>
            <math:mn>3</math:mn>
          </math:mfrac>
        </math:msup>
      </math:mrow>
    </math:mrow>
    <math:annotation math:encoding="StarMath 5.0">S = E cdot K^{1 over 3} cdot {t_d}^{4 over 3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>d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K</math:mi>
          <math:mi>d</math:mi>
        </math:msub>
      </math:mrow>
      <math:mfrac>
        <math:mi>t</math:mi>
        <math:msup>
          <math:msub>
            <math:mi>t</math:mi>
            <math:mn>0d</math:mn>
          </math:msub>
          <math:mn>2</math:mn>
        </math:msup>
      </math:mfrac>
      <math:msup>
        <math:mi>e</math:mi>
        <math:mrow>
          <math:mo math:stretchy="false">−</math:mo>
          <math:mfrac>
            <math:msup>
              <math:mi>t</math:mi>
              <math:mn>2</math:mn>
            </math:msup>
            <math:mrow>
              <math:mn>2</math:mn>
              <math:msubsup>
                <math:mi>t</math:mi>
                <math:mn>0d</math:mn>
                <math:mn>2</math:mn>
              </math:msubsup>
            </math:mrow>
          </math:mfrac>
        </math:mrow>
      </math:msup>
    </math:mrow>
    <math:annotation math:encoding="StarMath 5.0">m_d(t) = K_d t over {{t_0d}^2} e^-{{t^2}over{2 t_0d^2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0</math:mn>
      </math:msub>
      <math:mo math:stretchy="false">=</math:mo>
      <math:mfrac>
        <math:mi>K</math:mi>
        <math:msup>
          <math:msub>
            <math:mi>t</math:mi>
            <math:mi>d</math:mi>
          </math:msub>
          <math:mn>3</math:mn>
        </math:msup>
      </math:mfrac>
    </math:mrow>
    <math:annotation math:encoding="StarMath 5.0">D_0 = K over {t_d}^3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>d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K</math:mi>
          <math:mi>d</math:mi>
        </math:msub>
      </math:mrow>
      <math:mfenced math:open="" math:close="">
        <math:mrow>
          <math:mn>1</math:mn>
          <math:mo math:stretchy="false">−</math:mo>
          <math:msup>
            <math:mi>e</math:mi>
            <math:mrow>
              <math:mo math:stretchy="false">−</math:mo>
              <math:mfrac>
                <math:msup>
                  <math:mi>t</math:mi>
                  <math:mn>2</math:mn>
                </math:msup>
                <math:mrow>
                  <math:mn>2</math:mn>
                  <math:msubsup>
                    <math:mi>t</math:mi>
                    <math:mn>0d</math:mn>
                    <math:mn>2</math:mn>
                  </math:msubsup>
                </math:mrow>
              </math:mfrac>
            </math:mrow>
          </math:msup>
        </math:mrow>
      </math:mfenced>
    </math:mrow>
    <math:annotation math:encoding="StarMath 5.0">C_d(t) = K_d left ( 1 - e^-{{t^2}over{2 t_0d^2}} right 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i>d</math:mi>
        </math:msub>
        <math:mo math:stretchy="false">=</math:mo>
        <math:msub>
          <math:mi>t</math:mi>
          <math:mn>0d</math:mn>
        </math:msub>
      </math:mrow>
      <math:msqrt>
        <math:mn>6</math:mn>
      </math:msqrt>
    </math:mrow>
    <math:annotation math:encoding="StarMath 5.0">t_d = t_0d sqrt{6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C</math:mi>
            <math:mi>d</math:mi>
          </math:msub>
          <math:mfenced math:open="" math:close="">
            <math:msub>
              <math:mi>t</math:mi>
              <math:mi>d</math:mi>
            </math:msub>
          </math:mfenced>
        </math:mrow>
        <math:mo math:stretchy="false">=</math:mo>
        <math:mn>0.95</math:mn>
      </math:mrow>
      <math:msub>
        <math:mi>K</math:mi>
        <math:mi>d</math:mi>
      </math:msub>
    </math:mrow>
    <math:annotation math:encoding="StarMath 5.0">{C_d left (t_d right )} = 0.95 K_d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d</math:mn>
        </math:msub>
        <math:mo math:stretchy="false">=</math:mo>
        <math:mi>m</math:mi>
      </math:mrow>
      <math:mrow>
        <math:mfenced math:open="" math:close="">
          <math:msub>
            <math:mi>t</math:mi>
            <math:mn>0d</math:mn>
          </math:msub>
        </math:mfenced>
        <math:mo math:stretchy="false">=</math:mo>
        <math:mfrac>
          <math:msub>
            <math:mi>K</math:mi>
            <math:mi>d</math:mi>
          </math:msub>
          <math:mrow>
            <math:msub>
              <math:mi>t</math:mi>
              <math:mn>0d</math:mn>
            </math:msub>
            <math:msqrt>
              <math:mi>e</math:mi>
            </math:msqrt>
          </math:mrow>
        </math:mfrac>
      </math:mrow>
    </math:mrow>
    <math:annotation math:encoding="StarMath 5.0">m_0d = m left (t_0d right )= K_d over {t_0d sqrt{e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D</math:mi>
          <math:mo math:stretchy="false">=</math:mo>
          <math:mfrac>
            <math:mi>K</math:mi>
            <math:msup>
              <math:msub>
                <math:mi>t</math:mi>
                <math:mi>d</math:mi>
              </math:msub>
              <math:mn>2</math:mn>
            </math:msup>
          </math:mfrac>
        </math:mrow>
        <math:mo math:stretchy="false">=</math:mo>
        <math:mfrac>
          <math:mrow>
            <math:mn>6</math:mn>
            <math:msub>
              <math:mi>K</math:mi>
              <math:mi>d</math:mi>
            </math:msub>
          </math:mrow>
          <math:msup>
            <math:msub>
              <math:mi>t</math:mi>
              <math:mi>d</math:mi>
            </math:msub>
            <math:mn>2</math:mn>
          </math:msup>
        </math:mfrac>
      </math:mrow>
      <math:mo math:stretchy="false">=</math:mo>
      <math:mfrac>
        <math:msub>
          <math:mi>K</math:mi>
          <math:mi>d</math:mi>
        </math:msub>
        <math:msup>
          <math:msub>
            <math:mi>t</math:mi>
            <math:mn>0d</math:mn>
          </math:msub>
          <math:mn>2</math:mn>
        </math:msup>
      </math:mfrac>
    </math:mrow>
    <math:annotation math:encoding="StarMath 5.0">D = K over {t_d}^2 = {6 K_d} over {t_d}^2 = K_d over {t_0d}^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n</math:mi>
      </math:msub>
      <math:mo math:stretchy="false">=</math:mo>
      <math:mrow>
        <math:mn>2.8</math:mn>
        <math:mo math:stretchy="false">⋅</math:mo>
        <math:msup>
          <math:msub>
            <math:mi>S</math:mi>
            <math:mi>k</math:mi>
          </math:msub>
          <math:mn>1.20</math:mn>
        </math:msup>
      </math:mrow>
    </math:mrow>
    <math:annotation math:encoding="StarMath 5.0">K_n = 2.8 cdot {S_k}^1.20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n>6</math:mn>
      </math:mrow>
      <math:msub>
        <math:mi>K</math:mi>
        <math:mi>d</math:mi>
      </math:msub>
    </math:mrow>
    <math:annotation math:encoding="StarMath 5.0">K = 6 K_d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>p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K</math:mi>
          <math:mi>p</math:mi>
        </math:msub>
      </math:mrow>
      <math:mfenced math:open="" math:close="">
        <math:mrow>
          <math:mn>1</math:mn>
          <math:mo math:stretchy="false">−</math:mo>
          <math:msup>
            <math:mi>e</math:mi>
            <math:mrow>
              <math:mo math:stretchy="false">−</math:mo>
              <math:mfrac>
                <math:msup>
                  <math:mi>t</math:mi>
                  <math:mn>2</math:mn>
                </math:msup>
                <math:mrow>
                  <math:mn>2</math:mn>
                  <math:msubsup>
                    <math:mi>t</math:mi>
                    <math:mn>0p</math:mn>
                    <math:mn>2</math:mn>
                  </math:msubsup>
                </math:mrow>
              </math:mfrac>
            </math:mrow>
          </math:msup>
        </math:mrow>
      </math:mfenced>
    </math:mrow>
    <math:annotation math:encoding="StarMath 5.0">C_p(t) = K_p left ( 1 - e^-{{t^2}over{2 t_0p^2}} right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>p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K</math:mi>
          <math:mi>p</math:mi>
        </math:msub>
      </math:mrow>
      <math:mfrac>
        <math:mi>t</math:mi>
        <math:msup>
          <math:msub>
            <math:mi>t</math:mi>
            <math:mn>0p</math:mn>
          </math:msub>
          <math:mn>2</math:mn>
        </math:msup>
      </math:mfrac>
      <math:msup>
        <math:mi>e</math:mi>
        <math:mrow>
          <math:mo math:stretchy="false">−</math:mo>
          <math:mfrac>
            <math:msup>
              <math:mi>t</math:mi>
              <math:mn>2</math:mn>
            </math:msup>
            <math:mrow>
              <math:mn>2</math:mn>
              <math:msubsup>
                <math:mi>t</math:mi>
                <math:mn>0p</math:mn>
                <math:mn>2</math:mn>
              </math:msubsup>
            </math:mrow>
          </math:mfrac>
        </math:mrow>
      </math:msup>
    </math:mrow>
    <math:annotation math:encoding="StarMath 5.0">m_p(t) = K_p t over {{t_0p}^2} e^-{{t^2}over{2 t_0p^2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≤</math:mo>
      <math:mn>18000</math:mn>
    </math:mrow>
    <math:annotation math:encoding="StarMath 5.0">S &lt;= 1800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n>18000</math:mn>
        <math:mo math:stretchy="false"></math:mo>
        <math:mi>S</math:mi>
      </math:mrow>
      <math:mo math:stretchy="false"></math:mo>
      <math:mn>70000</math:mn>
    </math:mrow>
    <math:annotation math:encoding="StarMath 5.0">18000 &lt; S &lt; 70000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≥</math:mo>
      <math:mn>70000</math:mn>
    </math:mrow>
    <math:annotation math:encoding="StarMath 5.0">S &gt;= 70000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frac>
      <math:mi>K</math:mi>
      <math:msup>
        <math:mo math:stretchy="false"></math:mo>
        <math:mn>2</math:mn>
      </math:msup>
    </math:mfrac>
    <math:annotation math:encoding="StarMath 5.0">K over %alpha^2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fenced math:open="" math:close="">
            <math:msub>
              <math:mi>t</math:mi>
              <math:msub>
                <math:mi>d</math:mi>
                <math:mi math:fontstyle="italic">MIN</math:mi>
              </math:msub>
            </math:msub>
          </math:mfenced>
          <math:mo math:stretchy="false">≤</math:mo>
          <math:mi>x</math:mi>
        </math:mrow>
        <math:mo math:stretchy="false">≤</math:mo>
        <math:mi>log</math:mi>
      </math:mrow>
      <math:mfenced math:open="" math:close="">
        <math:msub>
          <math:mi>t</math:mi>
          <math:msub>
            <math:mi>d</math:mi>
            <math:mi math:fontstyle="italic">MAX</math:mi>
          </math:msub>
        </math:msub>
      </math:mfenced>
    </math:mrow>
    <math:annotation math:encoding="StarMath 5.0">log left ( t_{d_MIN} right ) &lt;= x &lt;= log left (t_{d_MAX} right 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fenced math:open="" math:close="">
            <math:msub>
              <math:mi>K</math:mi>
              <math:msub>
                <math:mi>d</math:mi>
                <math:mi math:fontstyle="italic">MAX</math:mi>
              </math:msub>
            </math:msub>
          </math:mfenced>
          <math:mo math:stretchy="false">≥</math:mo>
          <math:mi>y</math:mi>
        </math:mrow>
        <math:mo math:stretchy="false">≥</math:mo>
        <math:mi>log</math:mi>
      </math:mrow>
      <math:mfenced math:open="" math:close="">
        <math:msub>
          <math:mi>K</math:mi>
          <math:msub>
            <math:mi>d</math:mi>
            <math:mi math:fontstyle="italic">MIN</math:mi>
          </math:msub>
        </math:msub>
      </math:mfenced>
    </math:mrow>
    <math:annotation math:encoding="StarMath 5.0">log left (K_{d_MAX} right ) &gt;= y &gt;= log left (K_{d_MIN} right 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row>
            <math:mfenced math:open="" math:close="">
              <math:mfrac>
                <math:msub>
                  <math:mi>D</math:mi>
                  <math:mi math:fontstyle="italic">MAX</math:mi>
                </math:msub>
                <math:mn>6</math:mn>
              </math:mfrac>
            </math:mfenced>
            <math:mo math:stretchy="false"></math:mo>
            <math:mn>2x</math:mn>
          </math:mrow>
          <math:mo math:stretchy="false">≥</math:mo>
          <math:mi>y</math:mi>
        </math:mrow>
        <math:mo math:stretchy="false">≥</math:mo>
        <math:mi>log</math:mi>
      </math:mrow>
      <math:mrow>
        <math:mfenced math:open="" math:close="">
          <math:mfrac>
            <math:msub>
              <math:mi>D</math:mi>
              <math:mi math:fontstyle="italic">MIN</math:mi>
            </math:msub>
            <math:mn>6</math:mn>
          </math:mfrac>
        </math:mfenced>
        <math:mo math:stretchy="false"></math:mo>
        <math:mn>2x</math:mn>
      </math:mrow>
    </math:mrow>
    <math:annotation math:encoding="StarMath 5.0">log left ( D_MAX over 6 right ) + 2x  &gt;= y &gt;= log left ( D_MIN over 6 right ) + 2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sub>
        <math:mi>t</math:mi>
        <math:mi>d</math:mi>
      </math:msub>
      <math:mo math:stretchy="false"></math:mo>
    </math:mfrac>
    <math:annotation math:encoding="StarMath 5.0">t_d over %alpha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row>
            <math:mfenced math:open="" math:close="">
              <math:mrow>
                <math:msub>
                  <math:mi>m</math:mi>
                  <math:msub>
                    <math:mn>0d</math:mn>
                    <math:mi math:fontstyle="italic">MAX</math:mi>
                  </math:msub>
                </math:msub>
                <math:msqrt>
                  <math:mfrac>
                    <math:mi>e</math:mi>
                    <math:mn>6</math:mn>
                  </math:mfrac>
                </math:msqrt>
              </math:mrow>
            </math:mfenced>
            <math:mo math:stretchy="false"></math:mo>
            <math:mi>x</math:mi>
          </math:mrow>
          <math:mo math:stretchy="false">≥</math:mo>
          <math:mi>y</math:mi>
        </math:mrow>
        <math:mo math:stretchy="false">≥</math:mo>
        <math:mi>log</math:mi>
      </math:mrow>
      <math:mrow>
        <math:mfenced math:open="" math:close="">
          <math:mrow>
            <math:msub>
              <math:mi>m</math:mi>
              <math:msub>
                <math:mn>0d</math:mn>
                <math:mi math:fontstyle="italic">MIN</math:mi>
              </math:msub>
            </math:msub>
            <math:msqrt>
              <math:mfrac>
                <math:mi>e</math:mi>
                <math:mn>6</math:mn>
              </math:mfrac>
            </math:msqrt>
          </math:mrow>
        </math:mfenced>
        <math:mo math:stretchy="false"></math:mo>
        <math:mi>x</math:mi>
      </math:mrow>
    </math:mrow>
    <math:annotation math:encoding="StarMath 5.0">log left ( m_{0d_MAX} sqrt{e over 6} right ) + x  &gt;= y &gt;= log left ( m_{0d_MIN} sqrt{e over 6} right ) + x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o math:stretchy="false"></math:mo>
      <math:mo math:stretchy="false">=</math:mo>
      <math:mrow>
        <math:mn>1</math:mn>
        <math:mo math:stretchy="false"></math:mo>
        <math:mrow>
          <math:mn>6.23</math:mn>
          <math:mo math:stretchy="false">⋅</math:mo>
          <math:msup>
            <math:mi>e</math:mi>
            <math:mrow>
              <math:mrow>
                <math:mo math:stretchy="false">−</math:mo>
                <math:mn>0.079</math:mn>
              </math:mrow>
              <math:msub>
                <math:mi>S</math:mi>
                <math:mi>k</math:mi>
              </math:msub>
            </math:mrow>
          </math:msup>
        </math:mrow>
      </math:mrow>
    </math:mrow>
    <math:annotation math:encoding="StarMath 5.0">%alpha = 1 + 6.23 cdot e^{-0.079 S_k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 math:fontstyle="italic">tot</math:mi>
        </math:msub>
        <math:mo math:stretchy="false">=</math:mo>
        <math:mrow>
          <math:mo math:stretchy="false">∑</math:mo>
          <math:mi>S</math:mi>
        </math:mrow>
      </math:mrow>
      <math:mi/>
      <math:mrow>
        <math:msub>
          <math:mo math:stretchy="false"></math:mo>
          <math:mi math:fontstyle="italic">tot</math:mi>
        </math:msub>
        <math:mo math:stretchy="false">=</math:mo>
        <math:msqrt>
          <math:mrow>
            <math:mo math:stretchy="false">∑</math:mo>
            <math:msup>
              <math:mo math:stretchy="false"></math:mo>
              <math:mn>2</math:mn>
            </math:msup>
          </math:mrow>
        </math:msqrt>
      </math:mrow>
    </math:mrow>
    <math:annotation math:encoding="StarMath 5.0">S_tot = sum S~~~~~~~~%sigma_tot = sqrt{sum %sigma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sub>
        <math:mi>m</math:mi>
        <math:mn>0</math:mn>
      </math:msub>
      <math:mo math:stretchy="false"></math:mo>
    </math:mfrac>
    <math:annotation math:encoding="StarMath 5.0">m_0 over %alph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 math:fontstyle="italic">eq</math:mi>
        </math:msub>
        <math:mo math:stretchy="false">=</math:mo>
        <math:mn>0.43</math:mn>
      </math:mrow>
      <math:mrow>
        <math:msub>
          <math:mi>S</math:mi>
          <math:mi>i</math:mi>
        </math:msub>
        <math:mo math:stretchy="false"></math:mo>
        <math:mn>0.06</math:mn>
      </math:mrow>
      <math:mrow>
        <math:mrow>
          <math:msub>
            <math:mi>S</math:mi>
            <math:mi>p</math:mi>
          </math:msub>
          <math:mo math:stretchy="false"></math:mo>
          <math:msub>
            <math:mi>S</math:mi>
            <math:mi>n</math:mi>
          </math:msub>
        </math:mrow>
        <math:mo math:stretchy="false"></math:mo>
        <math:mn>0.51</math:mn>
      </math:mrow>
      <math:mrow>
        <math:msub>
          <math:mi>S</math:mi>
          <math:mi>c</math:mi>
        </math:msub>
        <math:mo math:stretchy="false">−</math:mo>
        <math:mn>0.49</math:mn>
      </math:mrow>
      <math:msub>
        <math:mi>S</math:mi>
        <math:mi>d</math:mi>
      </math:msub>
    </math:mrow>
    <math:annotation math:encoding="StarMath 5.0">S_eq = 0.43 S_i + 0.06 S_p + S_n + 0.51 S_c - 0.49 S_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m</math:mi>
      </math:msub>
      <math:mo math:stretchy="false">=</math:mo>
      <math:mrow>
        <math:msub>
          <math:mi>K</math:mi>
          <math:mi>n</math:mi>
        </math:msub>
        <math:mo math:stretchy="false">⋅</math:mo>
        <math:mi>c</math:mi>
      </math:mrow>
    </math:mrow>
    <math:annotation math:encoding="StarMath 5.0">K_m = K_n cdot c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y</math:mi>
        <math:mo math:stretchy="false">=</math:mo>
        <math:mi>log</math:mi>
      </math:mrow>
      <math:mfenced math:open="" math:close="">
        <math:msub>
          <math:mi>K</math:mi>
          <math:mi>d</math:mi>
        </math:msub>
      </math:mfenced>
    </math:mrow>
    <math:annotation math:encoding="StarMath 5.0">y = log left (K_d right 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i>log</math:mi>
      </math:mrow>
      <math:mfenced math:open="" math:close="">
        <math:msub>
          <math:mi>t</math:mi>
          <math:mi>d</math:mi>
        </math:msub>
      </math:mfenced>
    </math:mrow>
    <math:annotation math:encoding="StarMath 5.0">x = log left (t_d right )</math:annotation>
  </math:semantics>
</math:math>
</file>

<file path=VersionList.xml><?xml version="1.0" encoding="utf-8"?>
<VL:version-list xmlns:dc="http://purl.org/dc/elements/1.1/" xmlns:VL="http://openoffice.org/2001/versions-list">
  <VL:version-entry VL:title="Version1" VL:comment="Versione 5: corretto titolo e aggiornato numero di versione" VL:creator="Federico Marverti" dc:date-time="2007-10-14T19:43:20"/>
</VL:version-list>
</file>